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style:use-window-font-color="true" fo:font-style="normal" officeooo:rsid="0030202d" officeooo:paragraph-rsid="0030202d" style:font-style-asian="normal" style:font-style-complex="normal"/>
    </style:style>
    <style:style style:name="P2" style:family="paragraph" style:parent-style-name="text" style:list-style-name="L1">
      <style:text-properties officeooo:rsid="0030202d" officeooo:paragraph-rsid="0030202d"/>
    </style:style>
    <style:style style:name="P3" style:family="paragraph" style:parent-style-name="text" style:list-style-name="L1">
      <style:text-properties officeooo:rsid="003322dc" officeooo:paragraph-rsid="003322dc"/>
    </style:style>
    <style:style style:name="P4" style:family="paragraph" style:parent-style-name="text" style:list-style-name="L1">
      <style:text-properties officeooo:rsid="0033e307" officeooo:paragraph-rsid="0033e307"/>
    </style:style>
    <style:style style:name="P5" style:family="paragraph" style:parent-style-name="text" style:list-style-name="L1">
      <style:text-properties officeooo:rsid="0038dd90" officeooo:paragraph-rsid="0038dd90"/>
    </style:style>
    <style:style style:name="P6" style:family="paragraph" style:parent-style-name="text">
      <style:text-properties officeooo:rsid="0038dd90" officeooo:paragraph-rsid="0038dd90"/>
    </style:style>
    <style:style style:name="P7" style:family="paragraph" style:parent-style-name="text" style:list-style-name="L1">
      <style:text-properties officeooo:rsid="003bb869" officeooo:paragraph-rsid="003bb869"/>
    </style:style>
    <style:style style:name="P8" style:family="paragraph" style:parent-style-name="text" style:list-style-name="L1">
      <style:paragraph-properties fo:break-before="page"/>
      <style:text-properties officeooo:rsid="003bb869" officeooo:paragraph-rsid="003bb8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chemie</text:p>
      <text:list xml:id="list3941320189" text:style-name="L1">
        <text:list-item>
          <text:p text:style-name="P2">……</text:p>
        </text:list-item>
        <text:list-item>
          <text:p text:style-name="P2">Laktóza</text:p>
          <text:list>
            <text:list-item>
              <text:p text:style-name="P2">nesnášelivost</text:p>
              <text:list>
                <text:list-item>
                  <text:p text:style-name="P2">laktóza se nezpracuje (absence enzymu)</text:p>
                </text:list-item>
                <text:list-item>
                  <text:p text:style-name="P2">naruší osmotickou rovnováhu ve střevech</text:p>
                </text:list-item>
              </text:list>
            </text:list-item>
            <text:list-item>
              <text:p text:style-name="P3">furanosa – pětiúhelnik</text:p>
            </text:list-item>
            <text:list-item>
              <text:p text:style-name="P3">piranosa – šestiúhelník</text:p>
              <text:list>
                <text:list-item>
                  <text:p text:style-name="P3">krajní OH skupina – reaktivní – jedná se o redukující cukr</text:p>
                  <text:list>
                    <text:list-item>
                      <text:p text:style-name="P3">redukční úseky na jinou látku</text:p>
                    </text:list-item>
                  </text:list>
                </text:list-item>
                <text:list-item>
                  <text:p text:style-name="P4">ketosa</text:p>
                  <text:list>
                    <text:list-item>
                      <text:p text:style-name="P4">pětičetný cyklus s O ve špičc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Vosky</text:p>
          <text:list>
            <text:list-item>
              <text:p text:style-name="P5">vyšší alkohol a mastná kys.</text:p>
            </text:list-item>
          </text:list>
        </text:list-item>
      </text:list>
      <text:p text:style-name="P6"/>
      <text:list xml:id="list122407392218000" text:continue-numbering="true" text:style-name="L1">
        <text:list-item>
          <text:p text:style-name="P8">Optická aktivita</text:p>
          <text:list>
            <text:list-item>
              <text:p text:style-name="P7">u všech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20-01-08T12:24:05.931922557</dc:date>
    <meta:editing-duration>PT1H28M1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64" meta:character-count="347" meta:non-whitespace-character-count="309"/>
  </office:meta>
</office:document-meta>
</file>